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c31" officeooo:paragraph-rsid="0012dc31"/>
    </style:style>
    <style:style style:name="P2" style:family="paragraph" style:parent-style-name="Standard">
      <style:text-properties officeooo:rsid="0013789c" officeooo:paragraph-rsid="0013789c"/>
    </style:style>
    <style:style style:name="P3" style:family="paragraph" style:parent-style-name="Standard">
      <style:text-properties officeooo:rsid="0013cfb6" officeooo:paragraph-rsid="0015bc20"/>
    </style:style>
    <style:style style:name="P4" style:family="paragraph" style:parent-style-name="Standard">
      <style:text-properties officeooo:rsid="00180aad" officeooo:paragraph-rsid="00180aad"/>
    </style:style>
    <style:style style:name="P5" style:family="paragraph" style:parent-style-name="Standard">
      <style:text-properties officeooo:rsid="001a2d44" officeooo:paragraph-rsid="001a2d44"/>
    </style:style>
    <style:style style:name="P6" style:family="paragraph" style:parent-style-name="Standard">
      <style:text-properties officeooo:rsid="001b3b6a" officeooo:paragraph-rsid="001b3b6a"/>
    </style:style>
    <style:style style:name="P7" style:family="paragraph" style:parent-style-name="Standard">
      <style:text-properties officeooo:rsid="001b3b6a" officeooo:paragraph-rsid="001e1a08"/>
    </style:style>
    <style:style style:name="P8" style:family="paragraph" style:parent-style-name="Standard">
      <style:text-properties officeooo:rsid="001b3b6a" officeooo:paragraph-rsid="00211319"/>
    </style:style>
    <style:style style:name="P9" style:family="paragraph" style:parent-style-name="Standard">
      <style:text-properties fo:font-weight="bold" officeooo:rsid="001e1a08" officeooo:paragraph-rsid="001e1a08" style:font-weight-asian="bold" style:font-weight-complex="bold"/>
    </style:style>
    <style:style style:name="P10" style:family="paragraph" style:parent-style-name="Standard">
      <style:text-properties fo:font-weight="bold" officeooo:rsid="001e1a08" officeooo:paragraph-rsid="002011a8" style:font-weight-asian="bold" style:font-weight-complex="bold"/>
    </style:style>
    <style:style style:name="P11" style:family="paragraph" style:parent-style-name="Standard">
      <style:text-properties fo:font-weight="bold" officeooo:rsid="001e1a08" officeooo:paragraph-rsid="00211319" style:font-weight-asian="bold" style:font-weight-complex="bold"/>
    </style:style>
    <style:style style:name="P12" style:family="paragraph" style:parent-style-name="Standard">
      <style:text-properties fo:font-weight="bold" officeooo:rsid="002011a8" officeooo:paragraph-rsid="002011a8" style:font-weight-asian="bold" style:font-weight-complex="bold"/>
    </style:style>
    <style:style style:name="P13" style:family="paragraph" style:parent-style-name="Standard">
      <style:text-properties fo:font-weight="bold" officeooo:rsid="00276026" officeooo:paragraph-rsid="00276026" style:font-weight-asian="bold" style:font-weight-complex="bold"/>
    </style:style>
    <style:style style:name="P14" style:family="paragraph" style:parent-style-name="Standard">
      <style:text-properties fo:font-weight="normal" officeooo:rsid="002011a8" officeooo:paragraph-rsid="002011a8" style:font-weight-asian="normal" style:font-weight-complex="normal"/>
    </style:style>
    <style:style style:name="P15" style:family="paragraph" style:parent-style-name="Standard">
      <style:text-properties fo:font-weight="normal" officeooo:rsid="0021a774" officeooo:paragraph-rsid="0021a774" style:font-weight-asian="normal" style:font-weight-complex="normal"/>
    </style:style>
    <style:style style:name="P16" style:family="paragraph" style:parent-style-name="Standard">
      <style:text-properties fo:font-weight="normal" officeooo:rsid="0024cb62" officeooo:paragraph-rsid="0024cb62" style:font-weight-asian="normal" style:font-weight-complex="normal"/>
    </style:style>
    <style:style style:name="P17" style:family="paragraph" style:parent-style-name="Standard">
      <style:text-properties fo:font-weight="normal" officeooo:rsid="002527f8" officeooo:paragraph-rsid="002527f8" style:font-weight-asian="normal" style:font-weight-complex="normal"/>
    </style:style>
    <style:style style:name="P18" style:family="paragraph" style:parent-style-name="Standard">
      <style:text-properties fo:font-weight="normal" officeooo:rsid="002685b6" officeooo:paragraph-rsid="002685b6" style:font-weight-asian="normal" style:font-weight-complex="normal"/>
    </style:style>
    <style:style style:name="P19" style:family="paragraph" style:parent-style-name="Standard">
      <style:text-properties fo:font-weight="normal" officeooo:rsid="002a2694" officeooo:paragraph-rsid="002a2694" style:font-weight-asian="normal" style:font-weight-complex="normal"/>
    </style:style>
    <style:style style:name="T1" style:family="text">
      <style:text-properties officeooo:rsid="0013cfb6"/>
    </style:style>
    <style:style style:name="T2" style:family="text">
      <style:text-properties officeooo:rsid="0015bc20"/>
    </style:style>
    <style:style style:name="T3" style:family="text">
      <style:text-properties officeooo:rsid="001ca8b2"/>
    </style:style>
    <style:style style:name="T4" style:family="text">
      <style:text-properties officeooo:rsid="001e1a08"/>
    </style:style>
    <style:style style:name="T5" style:family="text">
      <style:text-properties officeooo:rsid="002113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ntos 7 in v<text:span text:style-name="T1">irtual</text:span>box:</text:p>
      <text:p text:style-name="P2"/>
      <text:p text:style-name="P3">Download the 64 bits .vdi from osboxes.org <text:s/>→<text:span text:style-name="T2"> the user/password is in <text:s/></text:span>osboxes.org, <text:span text:style-name="T2">lool at the info section of the vdi you downloaded. Should be: <text:s/>osboxes/osboxes.org</text:span></text:p>
      <text:p text:style-name="P3"/>
      <text:p text:style-name="P9">Create the template:</text:p>
      <text:p text:style-name="P6">Name it as ansible-template</text:p>
      <text:p text:style-name="P1">2 GB ram</text:p>
      <text:p text:style-name="P1">2 cpu</text:p>
      <text:p text:style-name="P2">network: bridge adapter → to have access to internet and be able to download things..</text:p>
      <text:p text:style-name="P2"/>
      <text:p text:style-name="P4">turn on the machine and get inside by sshing the ip of the box from your local pc.</text:p>
      <text:p text:style-name="P4"/>
      <text:p text:style-name="P5">Shutdown the box in order to create clones of it for future exercises.</text:p>
      <text:p text:style-name="P5"/>
      <text:p text:style-name="P10">Create the ansible master server:</text:p>
      <text:p text:style-name="P6">Click on ansible-template -- Clone -- name it as ansible-controller and tick the Reinitialize mac box -- Linked clone (which will save space as thin computer) -- <text:span text:style-name="T3">Clone</text:span></text:p>
      <text:p text:style-name="P6"/>
      <text:p text:style-name="P9">Create the ansible target1:</text:p>
      <text:p text:style-name="P7">Click on ansible-template -- Clone -- name it as ansible-<text:span text:style-name="T4">target1</text:span> and tick the Reinitialize mac box --</text:p>
      <text:p text:style-name="P7">Linked clone (which will save space as thin computer) -- <text:span text:style-name="T3">Clone</text:span></text:p>
      <text:p text:style-name="P7"/>
      <text:p text:style-name="P11">Create the ansible target<text:span text:style-name="T5">2</text:span>:</text:p>
      <text:p text:style-name="P8">Click on ansible-template -- Clone -- name it as ansible-<text:span text:style-name="T4">target2</text:span> and tick the Reinitialize mac box --</text:p>
      <text:p text:style-name="P8">Linked clone (which will save space as thin computer) -- <text:span text:style-name="T3">Clone</text:span></text:p>
      <text:p text:style-name="P7"/>
      <text:p text:style-name="P12">Next step:</text:p>
      <text:p text:style-name="P14">Turn on the controller and the <text:span text:style-name="T5">target servers, change the hostnames:</text:span></text:p>
      <text:p text:style-name="P15">Try to do it with: </text:p>
      <text:p text:style-name="P15">hostnamectl set-hostname controller <text:s text:c="2"/></text:p>
      <text:p text:style-name="P15">hostnamectl set-hostname target1 </text:p>
      <text:p text:style-name="P15">hostnamectl set-hostname target2</text:p>
      <text:p text:style-name="P15"/>
      <text:p text:style-name="P16">If doesn’t work change it in /etc/hostname and /etc/hosts</text:p>
      <text:p text:style-name="P17">127.0.0.1 localhost controller</text:p>
      <text:p text:style-name="P17">::1 <text:tab/> <text:s text:c="3"/>localhost controller</text:p>
      <text:p text:style-name="P18">shutdown now -r</text:p>
      <text:p text:style-name="P17">and so on.</text:p>
      <text:p text:style-name="P14"/>
      <text:p text:style-name="P13">Install Ansible on the controller:</text:p>
      <text:p text:style-name="P14"><text:a xlink:type="simple" xlink:href="https://docs.ansible.com/ansible/latest/installation_guide/intro_installation.html#installing-ansible-on-rhel-centos-or-fedora" text:style-name="Internet_20_link" text:visited-style-name="Visited_20_Internet_20_Link">https://docs.ansible.com/ansible/latest/installation_guide/intro_installation.html#installing-ansible-on-rhel-centos-or-fedora</text:a></text:p>
      <text:p text:style-name="P14"/>
      <text:p text:style-name="P14">sudo yum install ansible</text:p>
      <text:p text:style-name="P14"/>
      <text:p text:style-name="P19">Check the version:</text:p>
      <text:p text:style-name="P19">ansible --version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21:46:32.054095379</meta:creation-date>
    <meta:generator>LibreOffice/6.0.7.3$Linux_X86_64 LibreOffice_project/00m0$Build-3</meta:generator>
    <dc:date>2021-01-04T22:29:53.096783769</dc:date>
    <meta:editing-duration>PT43M10S</meta:editing-duration>
    <meta:editing-cycles>23</meta:editing-cycles>
    <meta:document-statistic meta:table-count="0" meta:image-count="0" meta:object-count="0" meta:page-count="2" meta:paragraph-count="33" meta:word-count="249" meta:character-count="1627" meta:non-whitespace-character-count="1399"/>
  </office:meta>
</office:document-meta>
</file>